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GB"/>
    </style:style>
    <style:style style:name="P2" style:parent-style-name="Normal" style:family="paragraph">
      <style:text-properties fo:language="en" fo:country="GB"/>
    </style:style>
    <style:style style:name="TableColumn4" style:family="table-column">
      <style:table-column-properties style:column-width="0.75in"/>
    </style:style>
    <style:style style:name="TableColumn5" style:family="table-column">
      <style:table-column-properties style:column-width="1.3819in"/>
    </style:style>
    <style:style style:name="TableColumn6" style:family="table-column">
      <style:table-column-properties style:column-width="1.2152in"/>
    </style:style>
    <style:style style:name="TableColumn7" style:family="table-column">
      <style:table-column-properties style:column-width="1.5277in"/>
    </style:style>
    <style:style style:name="TableColumn8" style:family="table-column">
      <style:table-column-properties style:column-width="0.6736in"/>
    </style:style>
    <style:style style:name="Table3" style:family="table">
      <style:table-properties style:width="5.5486in" fo:margin-left="0.059in" table:align="left"/>
    </style:style>
    <style:style style:name="TableRow9" style:family="table-row">
      <style:table-row-properties style:min-row-height="0.2152in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text-properties fo:language="en" fo:country="GB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text-properties fo:language="en" fo:country="GB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text-properties fo:language="en" fo:country="GB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text-properties fo:language="en" fo:country="GB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text-properties fo:language="en" fo:country="GB"/>
    </style:style>
    <style:style style:name="TableRow20" style:family="table-row">
      <style:table-row-properties style:min-row-height="0.2152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text-properties fo:language="en" fo:country="GB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text-properties fo:language="en" fo:country="GB"/>
    </style:style>
    <style:style style:name="P25" style:parent-style-name="Normal" style:family="paragraph">
      <style:text-properties fo:language="en" fo:country="GB"/>
    </style:style>
    <style:style style:name="P26" style:parent-style-name="Normal" style:family="paragraph">
      <style:text-properties fo:language="en" fo:country="GB"/>
    </style:style>
    <style:style style:name="P27" style:parent-style-name="Normal" style:family="paragraph">
      <style:text-properties fo:language="en" fo:country="GB"/>
    </style:style>
    <style:style style:name="P28" style:parent-style-name="Normal" style:family="paragraph">
      <style:text-properties fo:language="en" fo:country="GB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text-properties fo:language="en" fo:country="GB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text-properties fo:language="en" fo:country="GB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text-properties fo:language="en" fo:country="GB"/>
    </style:style>
    <style:style style:name="TableRow35" style:family="table-row">
      <style:table-row-properties style:min-row-height="0.2152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text-properties fo:language="en" fo:country="GB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text-properties fo:language="en" fo:country="GB"/>
    </style:style>
    <style:style style:name="P40" style:parent-style-name="Normal" style:family="paragraph">
      <style:text-properties fo:language="en" fo:country="GB"/>
    </style:style>
    <style:style style:name="P41" style:parent-style-name="Normal" style:family="paragraph">
      <style:text-properties fo:language="en" fo:country="GB"/>
    </style:style>
    <style:style style:name="P42" style:parent-style-name="Normal" style:family="paragraph">
      <style:text-properties fo:language="en" fo:country="GB"/>
    </style:style>
    <style:style style:name="P43" style:parent-style-name="Normal" style:family="paragraph">
      <style:text-properties fo:language="en" fo:country="GB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T45" style:parent-style-name="DefaultParagraphFont" style:family="text">
      <style:text-properties fo:language="en" fo:country="GB"/>
    </style:style>
    <style:style style:name="T46" style:parent-style-name="DefaultParagraphFont" style:family="text">
      <style:text-properties fo:language="en" fo:country="GB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text-properties fo:language="en" fo:country="GB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text-properties fo:language="en" fo:country="GB"/>
    </style:style>
    <style:style style:name="TableRow51" style:family="table-row">
      <style:table-row-properties style:min-row-height="0.2152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text-properties fo:language="en" fo:country="GB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/>
      <style:text-properties fo:language="en" fo:country="GB"/>
    </style:style>
    <style:style style:name="P56" style:parent-style-name="Normal" style:family="paragraph">
      <style:paragraph-properties fo:text-align="center"/>
      <style:text-properties fo:language="en" fo:country="GB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/>
      <style:text-properties fo:language="en" fo:country="GB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text-properties fo:language="en" fo:country="GB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text-properties fo:language="en" fo:country="GB"/>
    </style:style>
    <style:style style:name="TableRow63" style:family="table-row">
      <style:table-row-properties style:min-row-height="0.2152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text-properties fo:language="en" fo:country="GB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text-properties fo:language="en" fo:country="GB"/>
    </style:style>
    <style:style style:name="P68" style:parent-style-name="Normal" style:family="paragraph">
      <style:text-properties fo:language="en" fo:country="GB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text-properties fo:language="en" fo:country="GB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text-properties fo:language="en" fo:country="GB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text-properties fo:language="en" fo:country="GB"/>
    </style:style>
    <style:style style:name="TableRow75" style:family="table-row">
      <style:table-row-properties style:min-row-height="0.2152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text-properties fo:language="en" fo:country="GB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text-properties fo:language="en" fo:country="GB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text-properties fo:language="en" fo:country="GB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text-properties fo:language="en" fo:country="GB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text-properties fo:language="en" fo:country="GB"/>
    </style:style>
    <style:style style:name="TableRow86" style:family="table-row">
      <style:table-row-properties style:min-row-height="0.3055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text-properties fo:language="en" fo:country="GB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T90" style:parent-style-name="DefaultParagraphFont" style:family="text">
      <style:text-properties style:font-name="Consolas" fo:color="#333333" style:letter-kerning="false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text-properties fo:language="en" fo:country="GB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text-properties fo:language="en" fo:country="GB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text-properties fo:language="en" fo:country="GB"/>
    </style:style>
    <style:style style:name="TableRow97" style:family="table-row">
      <style:table-row-properties style:min-row-height="0.3263in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text-properties fo:language="en" fo:country="GB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text-properties fo:language="en" fo:country="GB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text-properties fo:language="en" fo:country="GB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text-properties fo:language="en" fo:country="GB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text-properties fo:language="en" fo:country="GB"/>
    </style:style>
    <style:style style:name="TableRow108" style:family="table-row">
      <style:table-row-properties style:min-row-height="0.2916in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text-properties fo:language="en" fo:country="GB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text-properties fo:language="en" fo:country="GB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text-properties fo:language="en" fo:country="GB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text-properties fo:language="en" fo:country="GB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text-properties fo:language="en" fo:country="GB"/>
    </style:style>
    <style:style style:name="TableRow119" style:family="table-row">
      <style:table-row-properties style:min-row-height="0.1993in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text-properties fo:language="en" fo:country="GB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text-properties fo:language="en" fo:country="GB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text-properties fo:language="en" fo:country="GB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text-properties fo:language="en" fo:country="GB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text-properties fo:language="en" fo:country="GB"/>
    </style:style>
    <style:style style:name="TableRow130" style:family="table-row">
      <style:table-row-properties style:min-row-height="0.1993in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text-properties fo:language="en" fo:country="GB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text-properties fo:language="en" fo:country="GB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text-properties fo:language="en" fo:country="GB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text-properties fo:language="en" fo:country="GB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text-properties fo:language="en" fo:country="GB"/>
    </style:style>
    <style:style style:name="TableRow141" style:family="table-row">
      <style:table-row-properties style:min-row-height="0.1993in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text-properties fo:language="en" fo:country="GB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text-properties fo:language="en" fo:country="GB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text-properties fo:language="en" fo:country="GB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text-properties fo:language="en" fo:country="GB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text-properties fo:language="en" fo:country="GB"/>
    </style:style>
    <style:style style:name="TableRow152" style:family="table-row">
      <style:table-row-properties style:min-row-height="0.1993in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text-properties fo:language="en" fo:country="GB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text-properties fo:language="en" fo:country="GB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text-properties fo:language="en" fo:country="GB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text-properties fo:language="en" fo:country="GB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text-properties fo:language="en" fo:country="GB"/>
    </style:style>
    <style:style style:name="TableRow163" style:family="table-row">
      <style:table-row-properties style:min-row-height="0.1993in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text-properties fo:language="en" fo:country="GB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text-properties fo:language="en" fo:country="GB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text-properties fo:language="en" fo:country="GB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text-properties fo:language="en" fo:country="GB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text-properties fo:language="en" fo:country="GB"/>
    </style:style>
    <style:style style:name="TableRow174" style:family="table-row">
      <style:table-row-properties style:min-row-height="0.1993in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text-properties fo:language="en" fo:country="GB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text-properties fo:language="en" fo:country="GB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text-properties fo:language="en" fo:country="GB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text-properties fo:language="en" fo:country="GB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text-properties fo:language="en" fo:country="GB"/>
    </style:style>
    <style:style style:name="TableRow185" style:family="table-row">
      <style:table-row-properties style:min-row-height="0.1993in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text-properties fo:language="en" fo:country="GB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text-properties fo:language="en" fo:country="GB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text-properties fo:language="en" fo:country="GB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text-properties fo:language="en" fo:country="GB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text-properties fo:language="en" fo:country="GB"/>
    </style:style>
    <style:style style:name="TableRow196" style:family="table-row">
      <style:table-row-properties style:min-row-height="0.1993in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text-properties fo:language="en" fo:country="GB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text-properties fo:language="en" fo:country="GB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text-properties fo:language="en" fo:country="GB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text-properties fo:language="en" fo:country="GB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text-properties fo:language="en" fo:country="GB"/>
    </style:style>
    <style:style style:name="TableRow207" style:family="table-row">
      <style:table-row-properties style:min-row-height="0.1993in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text-properties fo:language="en" fo:country="GB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text-properties fo:language="en" fo:country="GB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text-properties fo:language="en" fo:country="GB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text-properties fo:language="en" fo:country="GB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text-properties fo:language="en" fo:country="GB"/>
    </style:style>
    <style:style style:name="TableRow218" style:family="table-row">
      <style:table-row-properties style:min-row-height="0.1993in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text-properties fo:language="en" fo:country="GB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text-properties fo:language="en" fo:country="GB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text-properties fo:language="en" fo:country="GB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text-properties fo:language="en" fo:country="GB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text-properties fo:language="en" fo:country="GB"/>
    </style:style>
    <style:style style:name="TableRow229" style:family="table-row">
      <style:table-row-properties style:min-row-height="0.1993in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text-properties fo:language="en" fo:country="GB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text-properties fo:language="en" fo:country="GB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text-properties fo:language="en" fo:country="GB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text-properties fo:language="en" fo:country="GB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text-properties fo:language="en" fo:country="GB"/>
    </style:style>
    <style:style style:name="P240" style:parent-style-name="Normal" style:family="paragraph">
      <style:text-properties fo:language="en" fo:country="GB"/>
    </style:style>
  </office:automatic-styles>
  <office:body>
    <office:text text:use-soft-page-breaks="true">
      <text:p text:style-name="P1">Automation testing code and Unit Numbers.<text:s/>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ISBT code</text:p>
          </table:table-cell>
          <table:table-cell table:style-name="TableCell12">
            <text:p text:style-name="P13">Unit Number</text:p>
          </table:table-cell>
          <table:table-cell table:style-name="TableCell14">
            <text:p text:style-name="P15">Pool</text:p>
          </table:table-cell>
          <table:table-cell table:style-name="TableCell16">
            <text:p text:style-name="P17">Timing rules<text:s/></text:p>
          </table:table-cell>
          <table:table-cell table:style-name="TableCell18">
            <text:p text:style-name="P19">Confi</text:p>
          </table:table-cell>
        </table:table-row>
        <table:table-row table:style-name="TableRow20">
          <table:table-cell table:style-name="TableCell21">
            <text:p text:style-name="P22"><text:bookmark-start text:name="_Hlk141910436"/>E7829<text:bookmark-end text:name="_Hlk141910436"/></text:p>
          </table:table-cell>
          <table:table-cell table:style-name="TableCell23">
            <text:p text:style-name="P24">W077799997637,</text:p>
            <text:p text:style-name="P25">W077799997638,</text:p>
            <text:p text:style-name="P26">W077799997639,</text:p>
            <text:p text:style-name="P27"><text:bookmark-start text:name="_Hlk141910489"/>W077799997640<text:bookmark-end text:name="_Hlk141910489"/>,</text:p>
            <text:p text:style-name="P28">W077799997641</text:p>
          </table:table-cell>
          <table:table-cell table:style-name="TableCell29">
            <text:p text:style-name="P30">W077799997642</text:p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/>
          </table:table-cell>
          <table:table-cell table:style-name="TableCell38">
            <text:p text:style-name="P39">W077799997643,</text:p>
            <text:p text:style-name="P40">W077799997644,</text:p>
            <text:p text:style-name="P41">W077799997645,</text:p>
            <text:p text:style-name="P42">W077799997646,</text:p>
            <text:p text:style-name="P43">W077799997647</text:p>
          </table:table-cell>
          <table:table-cell table:style-name="TableCell44">
            <text:p text:style-name="Normal"><text:span text:style-name="T45">Pool Unit-</text:span><text:s/><text:bookmark-start text:name="_Hlk141910632"/><text:span text:style-name="T46">W077799997648</text:span><text:bookmark-end text:name="_Hlk141910632"/></text:p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E8840</text:p>
          </table:table-cell>
          <table:table-cell table:style-name="TableCell54">
            <text:p text:style-name="P55">W077799997649,</text:p>
            <text:p text:style-name="P56">W077799997650</text:p>
          </table:table-cell>
          <table:table-cell table:style-name="TableCell57">
            <text:p text:style-name="P58">W077799997651</text:p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>W077799997652,</text:p>
            <text:p text:style-name="P68">W077799997653</text:p>
          </table:table-cell>
          <table:table-cell table:style-name="TableCell69">
            <text:p text:style-name="P70">W077799997654</text:p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E255300</text:p>
          </table:table-cell>
          <table:table-cell table:style-name="TableCell89">
            <text:p text:style-name="Normal"><text:span text:style-name="T90">W200699990309</text:span></text:p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E255300</text:p>
          </table:table-cell>
          <table:table-cell table:style-name="TableCell100">
            <text:p text:style-name="P101">W200699990310</text:p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E255300</text:p>
          </table:table-cell>
          <table:table-cell table:style-name="TableCell111">
            <text:p text:style-name="P112">W200699990311</text:p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E255300</text:p>
          </table:table-cell>
          <table:table-cell table:style-name="TableCell122">
            <text:p text:style-name="P123"><text:s/>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>E1624</text:p>
          </table:table-cell>
          <table:table-cell table:style-name="TableCell144">
            <text:p text:style-name="P145">W200699990289</text:p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>E1624</text:p>
          </table:table-cell>
          <table:table-cell table:style-name="TableCell155">
            <text:p text:style-name="P156">W200699990290</text:p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E7829</text:p>
          </table:table-cell>
          <table:table-cell table:style-name="TableCell166">
            <text:p text:style-name="P167">W200699990341, W200699990342,<text:line-break/>W200699990343,<text:line-break/>W200699990344,<text:line-break/><text:soft-page-break/>W200699990345</text:p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>E7829</text:p>
          </table:table-cell>
          <table:table-cell table:style-name="TableCell177">
            <text:p text:style-name="P178">W200699990347,<text:line-break/>W200699990348,<text:line-break/>W200699990349,<text:line-break/>W200699990350,<text:line-break/>W200699990351</text:p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E7829</text:p>
          </table:table-cell>
          <table:table-cell table:style-name="TableCell188">
            <text:p text:style-name="P189">W200699990359,<text:line-break/>W200699990360,<text:line-break/>W200699990361,<text:line-break/>W200699990362,<text:line-break/>W200699990363</text:p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p text:style-name="P198">E8839</text:p>
          </table:table-cell>
          <table:table-cell table:style-name="TableCell199">
            <text:p text:style-name="P200">W200699990402,<text:line-break/>W200699990403</text:p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E8839</text:p>
          </table:table-cell>
          <table:table-cell table:style-name="TableCell210">
            <text:p text:style-name="P211">W200699990405,<text:line-break/>W200699990406</text:p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</table:table-row>
        <table:table-row table:style-name="TableRow218">
          <table:table-cell table:style-name="TableCell219">
            <text:p text:style-name="P220">E8840</text:p>
          </table:table-cell>
          <table:table-cell table:style-name="TableCell221">
            <text:p text:style-name="P222">W200699990390,<text:line-break/>W200699990391</text:p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>E8840</text:p>
          </table:table-cell>
          <table:table-cell table:style-name="TableCell232">
            <text:p text:style-name="P233">W200699990393,<text:line-break/>W200699990394</text:p>
          </table:table-cell>
          <table:table-cell table:style-name="TableCell234">
            <text:p text:style-name="P235">W077799997654</text:p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</table:table-row>
      </table:table>
      <text:p text:style-name="P2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anveer Bhuiyan</meta:initial-creator>
    <dc:creator>Tanveer Bhuiyan</dc:creator>
    <meta:creation-date>2023-07-31T20:39:00Z</meta:creation-date>
    <dc:date>2023-08-14T18:10:00Z</dc:date>
    <meta:template xlink:href="Normal" xlink:type="simple"/>
    <meta:editing-cycles>1</meta:editing-cycles>
    <meta:editing-duration>PT122640S</meta:editing-duration>
    <meta:document-statistic meta:page-count="2" meta:paragraph-count="1" meta:word-count="144" meta:character-count="964" meta:row-count="6" meta:non-whitespace-character-count="821"/>
  </office:meta>
</office:document-meta>
</file>